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8501*"/>
    </style:style>
    <style:style style:name="Tableau2.B" style:family="table-column">
      <style:table-column-properties style:column-width="2.014cm" style:rel-column-width="114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883*"/>
    </style:style>
    <style:style style:name="Tableau1.B" style:family="table-column">
      <style:table-column-properties style:column-width="0.706cm" style:rel-column-width="400*"/>
    </style:style>
    <style:style style:name="Tableau1.C" style:family="table-column">
      <style:table-column-properties style:column-width="0.413cm" style:rel-column-width="234*"/>
    </style:style>
    <style:style style:name="Tableau1.D" style:family="table-column">
      <style:table-column-properties style:column-width="1.293cm" style:rel-column-width="733*"/>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4"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paragraph-properties fo:text-align="center" style:justify-single-word="false"/>
      <style:text-properties fo:font-size="13pt" style:font-size-asian="13pt" style:font-size-complex="13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4"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6"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fo:font-size="13pt" style:text-underline-style="none" style:font-size-asian="13pt" style:font-size-complex="13pt"/>
    </style:style>
    <style:style style:name="P18" style:family="paragraph" style:parent-style-name="Standard">
      <style:paragraph-properties fo:text-align="justify" style:justify-single-word="false"/>
      <style:text-properties fo:font-size="13pt" style:text-underline-style="none" style:font-size-asian="13pt" style:font-size-complex="13pt"/>
    </style:style>
    <style:style style:name="P19"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2"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30" style:family="paragraph" style:parent-style-name="Table_20_Contents">
      <style:paragraph-properties fo:text-align="center" style:justify-single-word="false"/>
      <style:text-properties fo:font-size="13pt" style:text-underline-style="none" style:font-size-asian="13pt" style:font-size-complex="13pt"/>
    </style:style>
    <style:style style:name="P3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34"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35"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3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38" style:family="paragraph" style:parent-style-name="Standard">
      <style:paragraph-properties fo:text-align="center" style:justify-single-word="false"/>
      <style:text-properties fo:font-size="13pt" style:font-size-asian="13pt" style:font-size-complex="13pt"/>
    </style:style>
    <style:style style:name="P39"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40"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42"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4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able_20_Contents">
      <style:paragraph-properties fo:text-align="justify" style:justify-single-word="false"/>
      <style:text-properties fo:font-size="13pt" style:font-size-asian="13pt" style:font-size-complex="13pt"/>
    </style:style>
    <style:style style:name="P47" style:family="paragraph" style:parent-style-name="Table_20_Contents">
      <style:paragraph-properties fo:text-align="end" style:justify-single-word="false"/>
      <style:text-properties fo:font-size="13pt" style:font-size-asian="13pt" style:font-size-complex="13pt"/>
    </style:style>
    <style:style style:name="P48"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9"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5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52"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3"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4" style:family="paragraph" style:parent-style-name="Table_20_Contents">
      <style:paragraph-properties fo:text-align="center" style:justify-single-word="false"/>
      <style:text-properties fo:font-size="12pt" style:font-size-asian="12pt" style:font-size-complex="12pt"/>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6">LE MONDE</text:p>
      <text:p text:style-name="P26">D'ARLÉNOR</text:p>
      <text:p text:style-name="P2"/>
      <text:p text:style-name="P2"/>
      <text:p text:style-name="P2"/>
      <text:p text:style-name="P2"/>
      <text:p text:style-name="P2"/>
      <text:p text:style-name="P21">Manuel du Maître du Jeu</text:p>
      <text:p text:style-name="P21">(explications, campagne, ...)</text:p>
      <text:p text:style-name="P2"/>
      <text:p text:style-name="P21">par Spefire</text:p>
      <text:p text:style-name="P2"/>
      <text:p text:style-name="P2"/>
      <text:p text:style-name="P2"/>
      <text:p text:style-name="P21">TRES DECONSEILLE POUR LES JOUEURS</text:p>
      <text:p text:style-name="P6"/>
      <text:p text:style-name="P6"/>
      <text:p text:style-name="P6"/>
      <text:p text:style-name="P6">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6">Ce manuel propose aux Maîtres du Jeu une approche particulière du Monde d'Arlénor, une campagne faisant découvrir ce Monde et les différents enjeux/difficultés que peuvent subir les joueurs...</text:p>
      <text:p text:style-name="P6"/>
      <text:p text:style-name="P6"/>
      <text:p text:style-name="P6"/>
      <text:p text:style-name="P6"><text:soft-page-break/></text:p>
      <text:p text:style-name="P2">SOMMAIRE</text:p>
      <text:p text:style-name="P8"/>
      <table:table table:name="Tableau2" table:style-name="Tableau2">
        <table:table-column table:style-name="Tableau2.A"/>
        <table:table-column table:style-name="Tableau2.B"/>
        <table:table-row>
          <table:table-cell table:style-name="Tableau2.A1" office:value-type="string">
            <text:p text:style-name="P23">I – ETRE MAITRE DU JEU</text:p>
            <text:p text:style-name="P23"/>
            <text:p text:style-name="P24">A – Un rôle et des devoirs................................................................................................</text:p>
            <text:p text:style-name="P24">B – Une organisation.......................................................................................................</text:p>
            <text:p text:style-name="P23"/>
            <text:p text:style-name="P23">II – LA CAMPAGNE D'ARLENOR</text:p>
            <text:p text:style-name="P23"/>
            <text:p text:style-name="P22">A – Un destin divin...........................................................................................................</text:p>
            <text:p text:style-name="P22">B – Les pré-requis............................................................................................................</text:p>
            <text:p text:style-name="P22">C – La liste des scénarios.................................................................................................</text:p>
            <text:p text:style-name="P25"><text:s text:c="5"/>1) Scénario d'introduction : Le village de Kiranof......................................................</text:p>
            <text:p text:style-name="P25"><text:s text:c="5"/>2) Scénario : La forêt d'Imerys.....................................................................................</text:p>
            <text:p text:style-name="P25"><text:s text:c="5"/>3) Scénario : La cité de Jirakan...................................................................................</text:p>
            <text:p text:style-name="P25"><text:s text:c="5"/>4) Scénario : Le vaisseau de l'Organisation................................................................</text:p>
            <text:p text:style-name="P25"><text:s text:c="5"/>5) Scénario : L’île de Lumeck......................................................................................</text:p>
            <text:p text:style-name="P25"><text:s text:c="5"/>6) Scénario : La cité de Faradel..................................................................................</text:p>
            <text:p text:style-name="P22">D – Les protagonistes.......................................................................................................</text:p>
            <text:p text:style-name="P25"><text:s text:c="5"/>1) L'Entreprise..............................................................................................................</text:p>
            <text:p text:style-name="P25"><text:s text:c="5"/>2) L'Organisation.........................................................................................................</text:p>
            <text:p text:style-name="P25"/>
            <text:p text:style-name="P25">III – LE SCENARIO D'INTRODUCTION</text:p>
            <text:p text:style-name="P25"/>
            <text:p text:style-name="P23">ANNEXES – ECRAN DE JEU</text:p>
          </table:table-cell>
          <table:table-cell table:style-name="Tableau2.A1" office:value-type="string">
            <text:p text:style-name="P27"/>
            <text:p text:style-name="P27"/>
            <text:p text:style-name="P28">3</text:p>
            <text:p text:style-name="P28">3</text:p>
            <text:p text:style-name="P27"/>
            <text:p text:style-name="P27"/>
            <text:p text:style-name="P27"/>
            <text:p text:style-name="P28">4</text:p>
            <text:p text:style-name="P28">7</text:p>
            <text:p text:style-name="P28">7</text:p>
            <text:p text:style-name="P56">7</text:p>
            <text:p text:style-name="P56">7</text:p>
            <text:p text:style-name="P56">8</text:p>
            <text:p text:style-name="P56">8</text:p>
            <text:p text:style-name="P56">8</text:p>
            <text:p text:style-name="P56">8</text:p>
            <text:p text:style-name="P28">8</text:p>
            <text:p text:style-name="P27">8</text:p>
            <text:p text:style-name="P27">8</text:p>
            <text:p text:style-name="P27"/>
            <text:p text:style-name="P27"/>
            <text:p text:style-name="P27"/>
            <text:p text:style-name="P27"/>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I – ETRE MAITRE DU JEU</text:p>
      <text:p text:style-name="P8"/>
      <text:p text:style-name="P3"/>
      <text:p text:style-name="P3">A – Un rôle et des devoirs</text:p>
      <text:p text:style-name="P9"/>
      <text:p text:style-name="P9"><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9"/>
      <text:p text:style-name="P9"><text:tab/>Tout d'abord, le Maître du Jeu doit fixer le cadre de la partie : quels personnages veut-il autoriser, quelle sera la durée moyenne d'une partie, faut-il être complément dans le personnage ?</text:p>
      <text:p text:style-name="P9"><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9"/>
      <text:p text:style-name="P9"><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9"><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9"><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9"/>
      <text:p text:style-name="P9"/>
      <text:p text:style-name="P3">B – Une organisation</text:p>
      <text:p text:style-name="P9"/>
      <text:p text:style-name="P9"><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9"><text:tab/></text:p>
      <text:p text:style-name="P9"><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9"><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9"/>
      <text:p text:style-name="P9"/>
      <text:p text:style-name="P9"><text:soft-page-break/></text:p>
      <text:p text:style-name="P8">II – LA CAMPAGNE D'ARLENOR</text:p>
      <text:p text:style-name="P34"/>
      <text:p text:style-name="P11"><text:tab/></text:p>
      <text:p text:style-name="P10">A – Un destin divin</text:p>
      <text:p text:style-name="P9"/>
      <text:p text:style-name="P9"><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9"><text:tab/><text:span text:style-name="T2">Leur rencontre est surtout due au DESTIN</text:span>.</text:p>
      <text:p text:style-name="P9"/>
      <text:p text:style-name="P9"><text:tab/>« Le début de la campagne se déroule dans un petit village au Sud de Faradel, dans les Plaines de Terfil. Quelque chose vous a attiré là-bas. Une force magique, un potentiel trésor ? Une intuition... »</text:p>
      <text:p text:style-name="P9"><text:tab/>Vos joueurs vont alors soit se rencontrer au village, soit ils se sont rencontrés ensemble avant, mais se sont retrouvé ensuite dans le village. En tout cas, quelque chose ne tourne pas rond dans ce dernier, et cela perturbe vos joueurs...</text:p>
      <text:p text:style-name="P9"/>
      <text:p text:style-name="P9"><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11"><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11"/>
      <text:p text:style-name="P1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6">Place</text:p>
          </table:table-cell>
          <table:table-cell table:style-name="Tableau7.A1" office:value-type="string">
            <text:p text:style-name="P13">Nom de l'ange</text:p>
          </table:table-cell>
          <table:table-cell table:style-name="Tableau7.A1" office:value-type="string">
            <text:p text:style-name="P16">Titre</text:p>
          </table:table-cell>
          <table:table-cell table:style-name="Tableau7.D1" office:value-type="string">
            <text:p text:style-name="P16">Mots clés, traits</text:p>
          </table:table-cell>
        </table:table-row>
        <table:table-row>
          <table:table-cell table:style-name="Tableau7.A2" office:value-type="float" office:value="1">
            <text:p text:style-name="P17">1</text:p>
          </table:table-cell>
          <table:table-cell table:style-name="Tableau7.B2" office:value-type="string">
            <text:p text:style-name="P29">Métatron</text:p>
          </table:table-cell>
          <table:table-cell table:style-name="Tableau7.B2" office:value-type="string">
            <text:p text:style-name="P30">Ange de l'Unité</text:p>
          </table:table-cell>
          <table:table-cell table:style-name="Tableau7.D2" office:value-type="string">
            <text:p text:style-name="P17"><text:span text:style-name="T3">(</text:span>Charisme, Commandement, Politique)</text:p>
          </table:table-cell>
        </table:table-row>
        <table:table-row>
          <table:table-cell table:style-name="Tableau7.A2" office:value-type="float" office:value="2">
            <text:p text:style-name="P30">2</text:p>
          </table:table-cell>
          <table:table-cell table:style-name="Tableau7.B2" office:value-type="string">
            <text:p text:style-name="P29">Raziel</text:p>
          </table:table-cell>
          <table:table-cell table:style-name="Tableau7.B2" office:value-type="string">
            <text:p text:style-name="P30">Ange de la Sagesse</text:p>
          </table:table-cell>
          <table:table-cell table:style-name="Tableau7.D2" office:value-type="string">
            <text:p text:style-name="P17"><text:span text:style-name="T3">(</text:span>Astuce, Lunaire, Prophétie)</text:p>
          </table:table-cell>
        </table:table-row>
        <table:table-row>
          <table:table-cell table:style-name="Tableau7.A2" office:value-type="float" office:value="3">
            <text:p text:style-name="P17">3</text:p>
          </table:table-cell>
          <table:table-cell table:style-name="Tableau7.B2" office:value-type="string">
            <text:p text:style-name="P29">Zaphkiel</text:p>
          </table:table-cell>
          <table:table-cell table:style-name="Tableau7.B2" office:value-type="string">
            <text:p text:style-name="P30">Ange de la Connaissance</text:p>
          </table:table-cell>
          <table:table-cell table:style-name="Tableau7.D2" office:value-type="string">
            <text:p text:style-name="P17"><text:span text:style-name="T3">(</text:span>Intelligence, Érudition, Science)</text:p>
          </table:table-cell>
        </table:table-row>
        <table:table-row>
          <table:table-cell table:style-name="Tableau7.A2" office:value-type="float" office:value="4">
            <text:p text:style-name="P17">4</text:p>
          </table:table-cell>
          <table:table-cell table:style-name="Tableau7.B2" office:value-type="string">
            <text:p text:style-name="P29">Tsadokiel</text:p>
          </table:table-cell>
          <table:table-cell table:style-name="Tableau7.B2" office:value-type="string">
            <text:p text:style-name="P30">Ange de la Miséricorde</text:p>
          </table:table-cell>
          <table:table-cell table:style-name="Tableau7.D2" office:value-type="string">
            <text:p text:style-name="P17"><text:span text:style-name="T3">(</text:span>Empathie, Santé, Présence)</text:p>
          </table:table-cell>
        </table:table-row>
        <table:table-row>
          <table:table-cell table:style-name="Tableau7.A2" office:value-type="float" office:value="5">
            <text:p text:style-name="P17">5</text:p>
          </table:table-cell>
          <table:table-cell table:style-name="Tableau7.B2" office:value-type="string">
            <text:p text:style-name="P29">Samael</text:p>
          </table:table-cell>
          <table:table-cell table:style-name="Tableau7.B2" office:value-type="string">
            <text:p text:style-name="P30">Ange de la Justice</text:p>
          </table:table-cell>
          <table:table-cell table:style-name="Tableau7.D2" office:value-type="string">
            <text:p text:style-name="P17"><text:span text:style-name="T3">(</text:span>Force, Solaire, Guerre)</text:p>
          </table:table-cell>
        </table:table-row>
        <table:table-row>
          <table:table-cell table:style-name="Tableau7.A2" office:value-type="float" office:value="6">
            <text:p text:style-name="P17">6</text:p>
          </table:table-cell>
          <table:table-cell table:style-name="Tableau7.B2" office:value-type="string">
            <text:p text:style-name="P14">Mikael</text:p>
          </table:table-cell>
          <table:table-cell table:style-name="Tableau7.B2" office:value-type="string">
            <text:p text:style-name="P19">Ange de la Nature</text:p>
          </table:table-cell>
          <table:table-cell table:style-name="Tableau7.D2" office:value-type="string">
            <text:p text:style-name="P17"><text:span text:style-name="T3">(</text:span>Énergie, Joie, Connexion)</text:p>
          </table:table-cell>
        </table:table-row>
        <table:table-row>
          <table:table-cell table:style-name="Tableau7.A2" office:value-type="float" office:value="7">
            <text:p text:style-name="P17">7</text:p>
          </table:table-cell>
          <table:table-cell table:style-name="Tableau7.B2" office:value-type="string">
            <text:p text:style-name="P14">Haniel</text:p>
          </table:table-cell>
          <table:table-cell table:style-name="Tableau7.B2" office:value-type="string">
            <text:p text:style-name="P19">Ange de la Passion</text:p>
          </table:table-cell>
          <table:table-cell table:style-name="Tableau7.D2" office:value-type="string">
            <text:p text:style-name="P17">(Apparence, Manipulation, Charme)</text:p>
          </table:table-cell>
        </table:table-row>
        <table:table-row>
          <table:table-cell table:style-name="Tableau7.A2" office:value-type="float" office:value="8">
            <text:p text:style-name="P17">8</text:p>
          </table:table-cell>
          <table:table-cell table:style-name="Tableau7.B2" office:value-type="string">
            <text:p text:style-name="P14">Raphaël</text:p>
          </table:table-cell>
          <table:table-cell table:style-name="Tableau7.B2" office:value-type="string">
            <text:p text:style-name="P19">Ange du Partage</text:p>
          </table:table-cell>
          <table:table-cell table:style-name="Tableau7.D2" office:value-type="string">
            <text:p text:style-name="P17"><text:span text:style-name="T3">(</text:span>Fête, Gourmand, Liens)</text:p>
          </table:table-cell>
        </table:table-row>
        <table:table-row>
          <table:table-cell table:style-name="Tableau7.A2" office:value-type="float" office:value="9">
            <text:p text:style-name="P17">9</text:p>
          </table:table-cell>
          <table:table-cell table:style-name="Tableau7.B2" office:value-type="string">
            <text:p text:style-name="P14">Gabriel</text:p>
          </table:table-cell>
          <table:table-cell table:style-name="Tableau7.B2" office:value-type="string">
            <text:p text:style-name="P19">Ange de la Protection</text:p>
          </table:table-cell>
          <table:table-cell table:style-name="Tableau7.D2" office:value-type="string">
            <text:p text:style-name="P17"><text:span text:style-name="T3">(</text:span>Gardien, Vigueur, Survie)</text:p>
          </table:table-cell>
        </table:table-row>
        <table:table-row>
          <table:table-cell table:style-name="Tableau7.A2" office:value-type="float" office:value="10">
            <text:p text:style-name="P17">10</text:p>
          </table:table-cell>
          <table:table-cell table:style-name="Tableau7.B2" office:value-type="string">
            <text:p text:style-name="P14">Sadalfone</text:p>
          </table:table-cell>
          <table:table-cell table:style-name="Tableau7.B2" office:value-type="string">
            <text:p text:style-name="P19">Ange de la Création</text:p>
          </table:table-cell>
          <table:table-cell table:style-name="Tableau7.D2" office:value-type="string">
            <text:p text:style-name="P19">(Artisanat, Perception, Matériel)</text:p>
          </table:table-cell>
        </table:table-row>
      </table:table>
      <text:p text:style-name="P9"/>
      <text:p text:style-name="P7"/>
      <text:p text:style-name="P12"/>
      <text:p text:style-name="P12"><text:soft-page-break/></text:p>
      <text:p text:style-name="P12"/>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Place</text:p>
          </table:table-cell>
          <table:table-cell table:style-name="Tableau8.A1" office:value-type="string">
            <text:p text:style-name="P13">Nom du démon</text:p>
          </table:table-cell>
          <table:table-cell table:style-name="Tableau8.A1" office:value-type="string">
            <text:p text:style-name="P16">Titre</text:p>
          </table:table-cell>
          <table:table-cell table:style-name="Tableau8.D1" office:value-type="string">
            <text:p text:style-name="P16">Mots clés, traits</text:p>
          </table:table-cell>
        </table:table-row>
        <table:table-row>
          <table:table-cell table:style-name="Tableau8.A2" office:value-type="string">
            <text:p text:style-name="P17">1i</text:p>
          </table:table-cell>
          <table:table-cell table:style-name="Tableau8.A2" office:value-type="string">
            <text:p text:style-name="P29">Satan ou Lucifer</text:p>
          </table:table-cell>
          <table:table-cell table:style-name="Tableau8.A2" office:value-type="string">
            <text:p text:style-name="P18">Démon du Néant</text:p>
          </table:table-cell>
          <table:table-cell table:style-name="Tableau8.D2" office:value-type="string">
            <text:p text:style-name="P18">(Aspiration, Solitude, Invisible)</text:p>
          </table:table-cell>
        </table:table-row>
        <table:table-row>
          <table:table-cell table:style-name="Tableau8.A2" office:value-type="string">
            <text:p text:style-name="P30">2i</text:p>
          </table:table-cell>
          <table:table-cell table:style-name="Tableau8.A2" office:value-type="string">
            <text:p text:style-name="P12">Bélzébuth</text:p>
          </table:table-cell>
          <table:table-cell table:style-name="Tableau8.A2" office:value-type="string">
            <text:p text:style-name="P18">Démon de la Vengeance</text:p>
          </table:table-cell>
          <table:table-cell table:style-name="Tableau8.D2" office:value-type="string">
            <text:p text:style-name="P18">(Sang, Rage, Jalousie)</text:p>
          </table:table-cell>
        </table:table-row>
        <table:table-row>
          <table:table-cell table:style-name="Tableau8.A2" office:value-type="string">
            <text:p text:style-name="P17">3i</text:p>
          </table:table-cell>
          <table:table-cell table:style-name="Tableau8.A2" office:value-type="string">
            <text:p text:style-name="P12">Lucifugus</text:p>
          </table:table-cell>
          <table:table-cell table:style-name="Tableau8.A2" office:value-type="string">
            <text:p text:style-name="P18">Démon de la Stupidité</text:p>
          </table:table-cell>
          <table:table-cell table:style-name="Tableau8.D2" office:value-type="string">
            <text:p text:style-name="P18">(Paresse, Amnésie, Maladresse)</text:p>
          </table:table-cell>
        </table:table-row>
        <table:table-row>
          <table:table-cell table:style-name="Tableau8.A2" office:value-type="string">
            <text:p text:style-name="P17">4i</text:p>
          </table:table-cell>
          <table:table-cell table:style-name="Tableau8.A2" office:value-type="string">
            <text:p text:style-name="P12">Astaroth</text:p>
          </table:table-cell>
          <table:table-cell table:style-name="Tableau8.A2" office:value-type="string">
            <text:p text:style-name="P18">Démon de l'Indifférence</text:p>
          </table:table-cell>
          <table:table-cell table:style-name="Tableau8.D2" office:value-type="string">
            <text:p text:style-name="P18">(Avarice, Aveugle, Grand)</text:p>
          </table:table-cell>
        </table:table-row>
        <table:table-row>
          <table:table-cell table:style-name="Tableau8.A2" office:value-type="string">
            <text:p text:style-name="P17">5i</text:p>
          </table:table-cell>
          <table:table-cell table:style-name="Tableau8.A2" office:value-type="string">
            <text:p text:style-name="P12">Asmodée</text:p>
          </table:table-cell>
          <table:table-cell table:style-name="Tableau8.A2" office:value-type="string">
            <text:p text:style-name="P18">Démon de la Cruauté</text:p>
          </table:table-cell>
          <table:table-cell table:style-name="Tableau8.D2" office:value-type="string">
            <text:p text:style-name="P18">(Souffrance, Sadisme, Technique)</text:p>
          </table:table-cell>
        </table:table-row>
        <table:table-row>
          <table:table-cell table:style-name="Tableau8.A2" office:value-type="string">
            <text:p text:style-name="P17">6i</text:p>
          </table:table-cell>
          <table:table-cell table:style-name="Tableau8.A2" office:value-type="string">
            <text:p text:style-name="P15">Bélphégor</text:p>
          </table:table-cell>
          <table:table-cell table:style-name="Tableau8.A2" office:value-type="string">
            <text:p text:style-name="P20">Démon de la Laideur</text:p>
          </table:table-cell>
          <table:table-cell table:style-name="Tableau8.D2" office:value-type="string">
            <text:p text:style-name="P18">(Pesanteur, Tristesse, Vieillesse)</text:p>
          </table:table-cell>
        </table:table-row>
        <table:table-row>
          <table:table-cell table:style-name="Tableau8.A2" office:value-type="string">
            <text:p text:style-name="P17">7i</text:p>
          </table:table-cell>
          <table:table-cell table:style-name="Tableau8.A2" office:value-type="string">
            <text:p text:style-name="P15">Ba'al</text:p>
          </table:table-cell>
          <table:table-cell table:style-name="Tableau8.A2" office:value-type="string">
            <text:p text:style-name="P20">Démon de la Luxure</text:p>
          </table:table-cell>
          <table:table-cell table:style-name="Tableau8.D2" office:value-type="string">
            <text:p text:style-name="P18">(Envie, Pervers, Sens)</text:p>
          </table:table-cell>
        </table:table-row>
        <table:table-row>
          <table:table-cell table:style-name="Tableau8.A2" office:value-type="string">
            <text:p text:style-name="P17">8i</text:p>
          </table:table-cell>
          <table:table-cell table:style-name="Tableau8.A2" office:value-type="string">
            <text:p text:style-name="P15">Adramalec</text:p>
          </table:table-cell>
          <table:table-cell table:style-name="Tableau8.A2" office:value-type="string">
            <text:p text:style-name="P20">Démon de la Discorde</text:p>
          </table:table-cell>
          <table:table-cell table:style-name="Tableau8.D2" office:value-type="string">
            <text:p text:style-name="P18">(Traître, Ombre, Petit)</text:p>
          </table:table-cell>
        </table:table-row>
        <table:table-row>
          <table:table-cell table:style-name="Tableau8.A2" office:value-type="string">
            <text:p text:style-name="P17">9i</text:p>
          </table:table-cell>
          <table:table-cell table:style-name="Tableau8.A2" office:value-type="string">
            <text:p text:style-name="P15">Lilith</text:p>
          </table:table-cell>
          <table:table-cell table:style-name="Tableau8.A2" office:value-type="string">
            <text:p text:style-name="P20">Démon de l'Instabilité</text:p>
          </table:table-cell>
          <table:table-cell table:style-name="Tableau8.D2" office:value-type="string">
            <text:p text:style-name="P18">(Folie, Femme, Dimensions)</text:p>
          </table:table-cell>
        </table:table-row>
        <table:table-row>
          <table:table-cell table:style-name="Tableau8.A2" office:value-type="string">
            <text:p text:style-name="P17">10i</text:p>
          </table:table-cell>
          <table:table-cell table:style-name="Tableau8.A2" office:value-type="string">
            <text:p text:style-name="P4">Nahémar</text:p>
          </table:table-cell>
          <table:table-cell table:style-name="Tableau8.A2" office:value-type="string">
            <text:p text:style-name="P5">Démon de la Rêverie</text:p>
          </table:table-cell>
          <table:table-cell table:style-name="Tableau8.D2" office:value-type="string">
            <text:p text:style-name="P5">(Peur, Esprit, Illusion)</text:p>
          </table:table-cell>
        </table:table-row>
      </table:table>
      <text:p text:style-name="P9"/>
      <text:p text:style-name="P9"/>
      <text:p text:style-name="P9"><text:tab/>La religion n'a pas complètement faux. Les anges et les démons ont bien existé mais ils sont toujours présents dans le Monde d'Arlénor...</text:p>
      <text:p text:style-name="P9"><text:tab/>A la fin de la Création, un conflit a opposé les anges aux démons, mais le combat entre l'Ange de l'Unité « Métatron » et le Démon du Néant « Satan » y a mis fin, en les transformant tous malgré eux, en <text:span text:style-name="T2">Etherolithes</text:span>.</text:p>
      <text:p text:style-name="P9"><text:tab/>Ces Etherolithes ont l'apparence d'un cristal de 10 mètres et sont de couleur blanche pour les anges, de couleur noire pour les démons. Les Etherolithes dispersés un peu partout dans le Monde d'Arlénor, restent inconnus de tous...</text:p>
      <text:p text:style-name="P5"/>
      <text:p text:style-name="P5"><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5"><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5"><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Organisation »</text:span> <text:span text:style-name="T1">(voir la section sur l'Organisation)</text:span>.</text:p>
      <text:p text:style-name="P5"/>
      <text:p text:style-name="P5"/>
      <text:p text:style-name="P5"/>
      <text:p text:style-name="P5"><text:soft-page-break/></text:p>
      <text:p text:style-name="P5"><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5"/>
      <text:p text:style-name="P5"><text:tab/><text:span text:style-name="T2">Ces enfants réceptacles ont grandi et sont devenus vos joueurs.</text:span></text:p>
      <text:p text:style-name="P5"/>
      <text:p text:style-name="P5"><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5"><text:tab/>Et c'est <text:span text:style-name="T2">la présence de ce démon qui perturbe inconsciemment vos joueurs et les font se rencontrer</text:span> dans ce village <text:span text:style-name="T1">(voir le Premier Scénario pour la suite).</text:span></text:p>
      <text:p text:style-name="P5"><text:span text:style-name="T1"><text:tab/></text:span></text:p>
      <text:p text:style-name="P33"><text:tab/><text:span text:style-name="T3">Pour tout résumer, voici un calendrier du Monde d'Arlénor, avec les années les plus importantes :</text:span></text:p>
      <text:p text:style-name="P3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0">Création du monde</text:p>
            <text:p text:style-name="P47"/>
            <text:p text:style-name="P52">Conflit entre les anges et des démons</text:p>
            <text:p text:style-name="P52"/>
            <text:p text:style-name="P48">Transformation en Etherolithes</text:p>
            <text:p text:style-name="P47"/>
            <text:p text:style-name="P47"/>
            <text:p text:style-name="P47"/>
            <text:p text:style-name="P47"><text:span text:style-name="T2">Découverte du cristal par les premiers humains</text:span></text:p>
            <text:p text:style-name="P47"/>
            <text:p text:style-name="P47"/>
            <text:p text:style-name="P47"/>
            <text:p text:style-name="P50">La Grande Révolte de Jirakan</text:p>
            <text:p text:style-name="P48">Découverte du premier Etherolithe</text:p>
            <text:p text:style-name="P48">Fondation de l'Entreprise</text:p>
            <text:p text:style-name="P47"/>
            <text:p text:style-name="P48">Création du premier enfant-réceptacle</text:p>
            <text:p text:style-name="P48"/>
            <text:p text:style-name="P48">Révolte et fondation de l'Organisation</text:p>
            <text:p text:style-name="P47"/>
            <text:p text:style-name="P50">Début de l'aventure...</text:p>
            <text:p text:style-name="P47"/>
          </table:table-cell>
          <table:table-cell table:style-name="Tableau1.A1" office:value-type="string">
            <text:p text:style-name="P46"/>
          </table:table-cell>
          <table:table-cell table:style-name="Tableau1.C1" office:value-type="string">
            <text:p text:style-name="P46"/>
          </table:table-cell>
          <table:table-cell table:style-name="Tableau1.D1" office:value-type="string">
            <text:p text:style-name="P51">- ???</text:p>
            <text:p text:style-name="P46"/>
            <text:p text:style-name="P53">- 101</text:p>
            <text:p text:style-name="P46"><text:span text:style-name="T1"/></text:p>
            <text:p text:style-name="P46">- <text:span text:style-name="T1">100</text:span></text:p>
            <text:p text:style-name="P46"/>
            <text:p text:style-name="P46"/>
            <text:p text:style-name="P46"/>
            <text:p text:style-name="P51">0</text:p>
            <text:p text:style-name="P46"/>
            <text:p text:style-name="P46"/>
            <text:p text:style-name="P46"/>
            <text:p text:style-name="P51">666</text:p>
            <text:p text:style-name="P46"/>
            <text:p text:style-name="P46"/>
            <text:p text:style-name="P46"/>
            <text:p text:style-name="P49">675</text:p>
            <text:p text:style-name="P46"/>
            <text:p text:style-name="P49">680</text:p>
            <text:p text:style-name="P46"/>
            <text:p text:style-name="P51">700</text:p>
          </table:table-cell>
        </table:table-row>
      </table:table>
      <text:p text:style-name="P5"><text:span text:style-name="T1"/></text:p>
      <text:p text:style-name="P4"/>
      <text:p text:style-name="P4"><text:span text:style-name="T4"><text:tab/></text:span>Faits inconnus par tous</text:p>
      <text:p text:style-name="P5"><text:span text:style-name="T1"><text:tab/>Faits connus par l'Entreprise et l'Organisation</text:span></text:p>
      <text:p text:style-name="P33"><text:tab/>Faits connus par tous</text:p>
      <text:p text:style-name="P5"><text:span text:style-name="T1"/></text:p>
      <text:p text:style-name="P5"><text:span text:style-name="T1"/></text:p>
      <text:p text:style-name="P5"><text:soft-page-break/><text:span text:style-name="T1"/></text:p>
      <text:p text:style-name="P10">B – Les pré-requis</text:p>
      <text:p text:style-name="P35"/>
      <text:p text:style-name="P5"><text:tab/>Les personnages de vos joueurs, sont donc des enfants réceptacles, <text:span text:style-name="T2">âgés alors entre 20 et 25 ans, adoptés par des familles</text:span> (les joueurs pourront savoir qu'ils ont été adoptés, mais ne sauront rien sur l'Entreprise et l'Organisation).</text:p>
      <text:p text:style-name="P5"/>
      <text:p text:style-name="P5"><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5"><text:tab/>- L'Ange de l'Unité « Métatron »</text:p>
      <text:p text:style-name="P5"><text:tab/>- Le Démon de la Rêverie « Nahémar »</text:p>
      <text:p text:style-name="P5"><text:tab/>- Le Démon de l'Instabilité « Lilith »</text:p>
      <text:p text:style-name="P5"><text:tab/>- Le Démon de la Cruauté « Asmodée »</text:p>
      <text:p text:style-name="P5"/>
      <text:p text:style-name="P5"><text:tab/>Choisissez comme vous le souhaitez leur ange ou démon, mais notez bien que cela n'affectera pas la personnalité de leur joueur (un personnage ne sera pas « méchant » s'il possède un démon en lui).</text:p>
      <text:p text:style-name="P5"/>
      <text:p text:style-name="P5"/>
      <text:p text:style-name="P33">C – La liste des scénarios</text:p>
      <text:p text:style-name="P5"/>
      <text:p text:style-name="P40">1) Scenario d'introduction : Le village de Kiranof</text:p>
      <text:p text:style-name="P5"/>
      <text:p text:style-name="P5"><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5"><text:tab/>Les joueurs vont donc enquêter sur ce temple, s'y introduire, vaincre normalement Nahémar qui est faible dans ce corps d'emprunt.</text:p>
      <text:p text:style-name="P5"><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5"/>
      <text:p text:style-name="P5"/>
      <text:p text:style-name="P40">2) Scenario : La forêt d'Imerys</text:p>
      <text:p text:style-name="P5"/>
      <text:p text:style-name="P5"><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5"><text:tab/>L'une des deux puissantes énergies sont un enfant-réceptacle, enfermé dans un temple d'Arlénor abandonné, et possédé par la Démone Asmodée.</text:p>
      <text:p text:style-name="P5"><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5"/>
      <text:p text:style-name="P5"><text:soft-page-break/></text:p>
      <text:p text:style-name="P40">3) Scénario : La cité de Jirakan</text:p>
      <text:p text:style-name="P40"/>
      <text:p text:style-name="P40">4) Scénario : Le vaisseau de l'Organisation</text:p>
      <text:p text:style-name="P40"/>
      <text:p text:style-name="P40">5) Scénario : L'ile de Lumeck</text:p>
      <text:p text:style-name="P40"/>
      <text:p text:style-name="P40">6) Scénario : La cité de Fara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02T13:41:38.29</dc:date>
    <meta:editing-duration>P1DT6H58M16S</meta:editing-duration>
    <meta:editing-cycles>237</meta:editing-cycles>
    <meta:generator>OpenOffice/4.1.3$Win32 OpenOffice.org_project/413m1$Build-9783</meta:generator>
    <meta:document-statistic meta:table-count="4" meta:image-count="0" meta:object-count="0" meta:page-count="8" meta:paragraph-count="207" meta:word-count="2040" meta:character-count="13287"/>
  </office:meta>
</office:document-meta>
</file>